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600000060467A85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d.name} <text:s/></text:p>
      <text:p text:style-name="Standard">{d.zobi}</text:p>
      <text:p text:style-name="P1"><draw:frame draw:style-name="fr1" draw:name="{d.image}" text:anchor-type="char" svg:x="3.1799in" svg:y="1.7299in" svg:width="2.0835in" svg:height="1.3335in" draw:z-index="0"><draw:image xlink:href="Pictures/100000010000009600000060467A85B2.png" xlink:type="simple" xlink:show="embed" xlink:actuate="onLoad" draw:mime-type="image/png"/></draw:frame><draw:frame draw:style-name="fr1" draw:name="{d.image2}" text:anchor-type="char" svg:x="-0.3161in" svg:y="1.8in" svg:width="2.0835in" svg:height="1.3335in" draw:z-index="1"><draw:image xlink:href="Pictures/100000010000009600000060467A85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1:25:00</meta:creation-date>
    <meta:initial-creator>Elie Abboud</meta:initial-creator>
    <dc:language>en-US</dc:language>
    <dc:date>2024-08-09T13:13:26.949000000</dc:date>
    <meta:editing-cycles>20</meta:editing-cycles>
    <meta:editing-duration>PT4H42M</meta:editing-duration>
    <meta:generator>LibreOffice/24.2.5.2$Windows_X86_64 LibreOffice_project/bffef4ea93e59bebbeaf7f431bb02b1a39ee8a59</meta:generator>
    <meta:document-statistic meta:table-count="0" meta:image-count="2" meta:object-count="0" meta:page-count="1" meta:paragraph-count="2" meta:word-count="2" meta:character-count="18" meta:non-whitespace-character-count="16"/>
    <meta:user-defined meta:name="AppVersion">15.0000</meta:user-defined>
    <meta:template xlink:type="simple" xlink:actuate="onRequest" xlink:title="Normal.dotm" xlink:href=""/>
  </office:meta>
</office:document-meta>
</file>